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965" officeooo:paragraph-rsid="0003a965"/>
    </style:style>
    <style:style style:name="P2" style:family="paragraph" style:parent-style-name="Standard">
      <style:text-properties officeooo:rsid="00050012" officeooo:paragraph-rsid="00050012"/>
    </style:style>
    <style:style style:name="P3" style:family="paragraph" style:parent-style-name="Standard">
      <style:text-properties officeooo:paragraph-rsid="00050012"/>
    </style:style>
    <style:style style:name="P4" style:family="paragraph" style:parent-style-name="Standard">
      <style:text-properties officeooo:rsid="00057ce6" officeooo:paragraph-rsid="00057ce6"/>
    </style:style>
    <style:style style:name="T1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Monaco" fo:font-size="12pt" fo:letter-spacing="normal" fo:font-style="normal" fo:font-weight="normal"/>
    </style:style>
    <style:style style:name="T3" style:family="text">
      <style:text-properties officeooo:rsid="00050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beans installation in local /home</text:p>
      <text:p text:style-name="P1"/>
      <text:p text:style-name="P4">We asume that java is already installed in our machine.</text:p>
      <text:p text:style-name="P1"/>
      <text:p text:style-name="P1">Download the instalator from </text:p>
      <text:p text:style-name="P1"><text:a xlink:type="simple" xlink:href="https://netbeans.apache.org/" text:style-name="Internet_20_link" text:visited-style-name="Visited_20_Internet_20_Link"><text:span text:style-name="T1"/></text:a></text:p>
      <text:p text:style-name="P1"><text:a xlink:type="simple" xlink:href="https://netbeans.apache.org/download/archive/index.html" text:style-name="Internet_20_link" text:visited-style-name="Visited_20_Internet_20_Link"><text:span text:style-name="T1">https://netbeans.apache.org/download/archive/index.html</text:span></text:a></text:p>
      <text:p text:style-name="P1"/>
      <text:p text:style-name="P1">The installator is a script and therefore you can execute it directly executing in your terminal</text:p>
      <text:p text:style-name="P1"/>
      <text:p text:style-name="P1">bash installatorname.sh</text:p>
      <text:p text:style-name="P1"/>
      <text:p text:style-name="P1">It will be installed in your home directory.</text:p>
      <text:p text:style-name="P1"/>
      <text:p text:style-name="P1">As a root, you can also install it from the ubuntu sowftware repository. </text:p>
      <text:p text:style-name="P1"/>
      <text:p text:style-name="P2">If there is an error with the canberra module: </text:p>
      <text:p text:style-name="P2"/>
      <text:p text:style-name="P2"><text:a xlink:type="simple" xlink:href="https://www.enmimaquinafunciona.com/pregunta/167715/al-iniciar-apache-netbeans-el-terminal-muestra-no-se-pudo-cargar-el-modulo-canberra-gtk-module" text:style-name="Internet_20_link" text:visited-style-name="Visited_20_Internet_20_Link">https://www.enmimaquinafunciona.com/pregunta/167715/al-iniciar-apache-netbeans-el-terminal-muestra-no-se-pudo-cargar-el-modulo-canberra-gtk-module</text:a></text:p>
      <text:p text:style-name="P2"/>
      <text:p text:style-name="P2">To deinstall we will execute the uninstall.sh script that is present in our installation folder</text:p>
      <text:p text:style-name="P2"/>
      <text:p text:style-name="P3"><text:span text:style-name="T3">bash </text:span><text:span text:style-name="T2">./uninstall.sh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03:04:59.395485189</meta:creation-date>
    <dc:date>2020-09-13T03:14:12.365094333</dc:date>
    <meta:editing-duration>PT9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86" meta:character-count="718" meta:non-whitespace-character-count="641"/>
  </office:meta>
</office:document-meta>
</file>